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2.1354in"/>
    </style:style>
    <style:style style:name="co4" style:family="table-column">
      <style:table-column-properties fo:break-before="auto" style:column-width="0.889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611in" fo:break-before="auto" style:use-optimal-row-height="true"/>
    </style:style>
    <style:style style:name="ro6" style:family="table-row">
      <style:table-row-properties style:row-height="0.808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CA PM</text:p>
          </table:table-cell>
          <table:table-cell office:value-type="string" calcext:value-type="string">
            <text:p>Abs PM</text:p>
          </table:table-cell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e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4" calcext:value-type="float">
            <text:p>0.854</text:p>
          </table:table-cell>
          <table:table-cell office:value-type="float" office:value="1113383" calcext:value-type="float">
            <text:p>111338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EFFERSON ST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.594" calcext:value-type="float">
            <text:p>1.594</text:p>
          </table:table-cell>
          <table:table-cell office:value-type="float" office:value="1.59" calcext:value-type="float">
            <text:p>1.59</text:p>
          </table:table-cell>
          <table:table-cell office:value-type="float" office:value="1113854" calcext:value-type="float">
            <text:p>11138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L CAMINO REA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.168" calcext:value-type="float">
            <text:p>3.168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LDS 110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EGE BLBD</text:p>
          </table:table-cell>
          <table:table-cell office:value-type="string" calcext:value-type="string">
            <text:p>Miss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586" calcext:value-type="float">
            <text:p>3.586</text:p>
          </table:table-cell>
          <table:table-cell office:value-type="float" office:value="3.582" calcext:value-type="float">
            <text:p>3.582</text:p>
          </table:table-cell>
          <table:table-cell office:value-type="float" office:value="1113785" calcext:value-type="float">
            <text:p>111378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LAZA D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.474" calcext:value-type="float">
            <text:p>4.474</text:p>
          </table:table-cell>
          <table:table-cell office:value-type="float" office:value="4.47" calcext:value-type="float">
            <text:p>4.47</text:p>
          </table:table-cell>
          <table:table-cell office:value-type="float" office:value="1113849" calcext:value-type="float">
            <text:p>11138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MERALD D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.724" calcext:value-type="float">
            <text:p>5.724</text:p>
          </table:table-cell>
          <table:table-cell office:value-type="float" office:value="5.72" calcext:value-type="float">
            <text:p>5.72</text:p>
          </table:table-cell>
          <table:table-cell office:value-type="string" calcext:value-type="string">
            <text:p>LDS 110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 DR</text:p>
          </table:table-cell>
          <table:table-cell office:value-type="string" calcext:value-type="string">
            <text:p>Missing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6.32" calcext:value-type="float">
            <text:p>6.32</text:p>
          </table:table-cell>
          <table:table-cell office:value-type="float" office:value="6.316" calcext:value-type="float">
            <text:p>6.316</text:p>
          </table:table-cell>
          <table:table-cell office:value-type="float" office:value="1113846" calcext:value-type="float">
            <text:p>111384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VISTA VILLAGE DR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.886" calcext:value-type="float">
            <text:p>6.886</text:p>
          </table:table-cell>
          <table:table-cell office:value-type="float" office:value="6.882" calcext:value-type="float">
            <text:p>6.882</text:p>
          </table:table-cell>
          <table:table-cell office:value-type="float" office:value="1113843" calcext:value-type="float">
            <text:p>111384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SCONDIDO/SUNSE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.796" calcext:value-type="float">
            <text:p>7.796</text:p>
          </table:table-cell>
          <table:table-cell office:value-type="float" office:value="7.792" calcext:value-type="float">
            <text:p>7.792</text:p>
          </table:table-cell>
          <table:table-cell office:value-type="float" office:value="1113567" calcext:value-type="float">
            <text:p>111356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MAR VISTA D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9.218" calcext:value-type="float">
            <text:p>9.218</text:p>
          </table:table-cell>
          <table:table-cell office:value-type="float" office:value="9.214" calcext:value-type="float">
            <text:p>9.214</text:p>
          </table:table-cell>
          <table:table-cell office:value-type="float" office:value="1113565" calcext:value-type="float">
            <text:p>111356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YCAMORE AVE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0.68" calcext:value-type="float">
            <text:p>10.68</text:p>
          </table:table-cell>
          <table:table-cell office:value-type="float" office:value="10.676" calcext:value-type="float">
            <text:p>10.676</text:p>
          </table:table-cell>
          <table:table-cell office:value-type="float" office:value="1113562" calcext:value-type="float">
            <text:p>111356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CHO SANTA FE R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1.364" calcext:value-type="float">
            <text:p>11.364</text:p>
          </table:table-cell>
          <table:table-cell office:value-type="float" office:value="11.36" calcext:value-type="float">
            <text:p>11.36</text:p>
          </table:table-cell>
          <table:table-cell office:value-type="float" office:value="1116448" calcext:value-type="float">
            <text:p>111644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Las Posas Rd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2.274" calcext:value-type="float">
            <text:p>12.274</text:p>
          </table:table-cell>
          <table:table-cell office:value-type="float" office:value="12.27" calcext:value-type="float">
            <text:p>12.27</text:p>
          </table:table-cell>
          <table:table-cell office:value-type="float" office:value="1113857" calcext:value-type="float">
            <text:p>11138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AN MARCOS BLVD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float" office:value="13.022" calcext:value-type="float">
            <text:p>13.022</text:p>
          </table:table-cell>
          <table:table-cell office:value-type="float" office:value="13.018" calcext:value-type="float">
            <text:p>13.018</text:p>
          </table:table-cell>
          <table:table-cell office:value-type="float" office:value="1113558" calcext:value-type="float">
            <text:p>111355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TWIN OAKS VALLEY RD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3.84" calcext:value-type="float">
            <text:p>13.84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LDS 110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HAM DR</text:p>
          </table:table-cell>
          <table:table-cell office:value-type="string" calcext:value-type="string">
            <text:p>Missing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R15.597</text:p>
          </table:table-cell>
          <table:table-cell office:value-type="float" office:value="15.593" calcext:value-type="float">
            <text:p>15.593</text:p>
          </table:table-cell>
          <table:table-cell office:value-type="float" office:value="1113957" calcext:value-type="float">
            <text:p>1113957</text:p>
          </table:table-cell>
          <table:table-cell office:value-type="float" office:value="13006" calcext:value-type="float">
            <text:p>13006</text:p>
          </table:table-cell>
          <table:table-cell office:value-type="string" calcext:value-type="string">
            <text:p>NORDAHL RD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7:34:39.453421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pring</meta:initial-creator>
    <meta:creation-date>2017-06-14T17:48:51.15</meta:creation-date>
    <dc:date>2017-08-16T17:35:39.052814816</dc:date>
    <meta:editing-duration>PT2M35S</meta:editing-duration>
    <meta:editing-cycles>2</meta:editing-cycles>
    <meta:generator>LibreOffice/4.2.8.2$Linux_x86 LibreOffice_project/420m0$Build-2</meta:generator>
    <meta:document-statistic meta:table-count="3" meta:cell-count="119" meta:object-count="0"/>
  </office:meta>
</office:document-meta>
</file>